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dienungsanleitung</text:p>
      <text:p text:style-name="Standard"/>
      <text:p text:style-name="Standard"/>
      <text:p text:style-name="P3"/>
      <text:p text:style-name="P3"/>
      <text:p text:style-name="P3"/>
      <text:p text:style-name="P2">Überblick zur Steuerung:</text:p>
      <text:p text:style-name="P3"/>
      <text:p text:style-name="Standard"><text:span text:style-name="T1">LEDs:<text:tab/></text:span><text:span text:style-name="T2"><text:tab/><text:tab/>Dock-Green = Initialisierungsmodus, Spot-Green = Fahrmodus, </text:span></text:p>
      <text:p text:style-name="P3"><text:tab/><text:tab/><text:tab/>Check-Robot-Red = Kollisionsmodus, Dirt-Detect = Kalibrierung</text:p>
      <text:p text:style-name="P3"/>
      <text:p text:style-name="Standard"><text:span text:style-name="T1">Day-Button: </text:span><text:span text:style-name="T2"><text:tab/><text:tab/>Startet die Fahrt bzw. Kalibrierung</text:span></text:p>
      <text:p text:style-name="P3"/>
      <text:p text:style-name="Standard"><text:span text:style-name="T1">Spot-Button:</text:span><text:span text:style-name="T2"> <text:tab/><text:tab/>Wechselt zwischen Gesamtdistanz und Tripdistanz Anzeige <text:tab/><text:tab/><text:tab/><text:tab/><text:tab/>(Initialisierungsmodus), Wechselt zwischen Winkel- und Distanzkalibrierung <text:tab/><text:tab/><text:tab/>(Kalibrierungsmodus)</text:span></text:p>
      <text:p text:style-name="P3"/>
      <text:p text:style-name="Standard"><text:span text:style-name="T1">Dock-Button: </text:span><text:span text:style-name="T2"><text:tab/>Wechselt zwischen Gesamtdistanz und Tripdistanz Anzeige <text:tab/><text:tab/><text:tab/><text:tab/><text:tab/>(Initialisierungsmodus), Wechselt zwischen Winkel- und Distanzkalibrierung <text:tab/><text:tab/><text:tab/>(Kalibrierungsmodus)</text:span></text:p>
      <text:p text:style-name="P3"/>
      <text:p text:style-name="P2">Clean-Button:<text:tab/><text:span text:style-name="T2">Programmreset, wechselt zurück in den Initialisierungsmodus</text:span></text:p>
      <text:p text:style-name="P3"/>
      <text:p text:style-name="P3"><text:span text:style-name="T1">Hour-Button:<text:tab/></text:span><text:tab/>Wechselt in den Kalibrierungsmodus</text:p>
      <text:p text:style-name="P3"/>
      <text:p text:style-name="Standard"><text:span text:style-name="T1">Wochentag-LEDs: </text:span><text:span text:style-name="T2"><text:tab/>Zeigen den Überlauf der Distanzanzeige binär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ian </meta:initial-creator>
    <meta:creation-date>2013-05-13T19:48:51</meta:creation-date>
    <dc:date>2013-05-28T11:17:19</dc:date>
    <dc:creator>Praktikumsbenutzer </dc:creator>
    <meta:editing-duration>PT38M56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0" meta:word-count="70" meta:character-count="753" meta:non-whitespace-character-count="664"/>
  </office:meta>
</office:document-meta>
</file>